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s regards to our approach in analayzing social networks and prediction of virality of a post .</text:p>
      <text:p text:style-name="Standard"/>
      <text:p text:style-name="Standard">Social Network :Twitter or FB</text:p>
      <text:p text:style-name="Standard">Software tools:Gephi,Nodexl,Python or Java</text:p>
      <text:p text:style-name="Standard">Api:Twitter,Klout</text:p>
      <text:p text:style-name="Standard"/>
      <text:p text:style-name="Standard">With respect to virality of a post ,It will only be possible if a person has a number of influential people in his network and he is well connected to them.So on doing an analysis on the senders network we can find out if he has a number of nodes in his network which have a high degree centrality ,high Betweeness Centrality ,high Closeness Centrality ,high EigenVector Centrality.The Sender also needs to have nodes which are bridges to an alien network (not linked to his friends).We could also use the klout api to get a numerical value of the influentiality of a person and also use it in our Sender analysis algorithm(using his network) to determine whether this sender has the right people to make the post viral.The time at which the post is made also has an effect because <text:s/>atleast 50% people in his network need to be up otherwise the post might go down and the chances of a person viewing the post will go down.</text:p>
      <text:p text:style-name="Standard"/>
      <text:p text:style-name="Standard">Another feature which adds importance to whether a post will go viral is based on its Content,So we need to analyze the text.There are so many features that will make a post viral like celebrities,national &amp; international issues,suprise,unknown facts,posts that invoke anger,awe,sadness and other such features.Using a Database of the words we have,we classify the words in the post and then we find out the probability for each of the feature set classes with respect to the length of the post.For that we use a Bayesian model.A machine learning algorithm(like gradient descent) with a training set will be used to make a better prediction as time passes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do</meta:initial-creator>
    <meta:creation-date>2013-09-06T08:01:17.05</meta:creation-date>
    <meta:document-statistic meta:table-count="0" meta:image-count="0" meta:object-count="0" meta:page-count="1" meta:paragraph-count="6" meta:word-count="303" meta:character-count="1764"/>
    <dc:date>2013-09-06T08:24:56.36</dc:date>
    <dc:creator>Daniel fdo</dc:creator>
    <meta:editing-duration>PT5M38S</meta:editing-duration>
    <meta:editing-cycles>1</meta:editing-cycles>
    <meta:generator>OpenOffice/4.0.0$Win32 OpenOffice.org_project/400m3$Build-9702</meta:generator>
  </office:meta>
</office:document-meta>
</file>